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9.5pt" style:font-size-asian="9.5pt" style:font-size-complex="9.5pt"/>
    </style:style>
    <style:style style:name="P2" style:family="paragraph" style:parent-style-name="Standard">
      <style:text-properties style:font-name="Liberation Sans" fo:font-size="9.5pt" fo:font-weight="bold" style:font-size-asian="9.5pt" style:font-weight-asian="bold" style:font-size-complex="9.5pt" style:font-weight-complex="bold"/>
    </style:style>
    <style:style style:name="P3" style:family="paragraph" style:parent-style-name="Standard">
      <style:text-properties style:font-name="Liberation Sans" fo:font-size="9.5pt" fo:font-weight="bold" style:font-size-asian="9.5pt" style:font-weight-asian="bold" style:font-size-complex="9.5pt" style:font-weight-complex="bold"/>
    </style:style>
    <style:style style:name="P4" style:family="paragraph" style:parent-style-name="Standard">
      <style:text-properties style:font-name="Liberation Sans" fo:font-size="9pt" fo:font-weight="bold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|--&gt; Área de política</text:p>
      <text:p text:style-name="P4"><text:s/>forma alternativa: <text:span text:style-name="T3">Área temática</text:span></text:p>
      <text:p text:style-name="P4"><text:s/>forma alternativa: <text:span text:style-name="T3">Área política</text:span></text:p>
      <text:p text:style-name="P4"><text:s text:c="3"/>|--&gt; Desenvolvimento econômico</text:p>
      <text:p text:style-name="P4"><text:s text:c="4"/>nota de escopo: <text:span text:style-name="T3">arranjos produtivos locais, assistência técnica e extensão rural, desenvolvimento regional e desenvolvimento rural sustentável e solidário</text:span></text:p>
      <text:p text:style-name="P4"><text:s text:c="3"/>|--&gt; Garantia de direitos</text:p>
      <text:p text:style-name="P4"><text:s text:c="4"/>nota de escopo: <text:span text:style-name="T3">criança e adolescente, educação, juventude, LGBT, mulheres e pessoa idosa</text:span></text:p>
      <text:p text:style-name="P4"><text:s text:c="3"/>|--&gt; Infraestrutura</text:p>
      <text:p text:style-name="P4"><text:s text:c="4"/>nota de escopo: <text:span text:style-name="T3">cidades</text:span></text:p>
      <text:p text:style-name="P4"><text:s text:c="3"/>|--&gt; Políticas sociais</text:p>
      <text:p text:style-name="P4"><text:s text:c="4"/>nota de escopo: <text:span text:style-name="T3">assistência social, cultura, saúde, segurança alimentar e nutricional</text:span></text:p>
      <text:p text:style-name="P4"><text:s text:c="3"/>|--&gt; Recursos naturais</text:p>
      <text:p text:style-name="P4"><text:s text:c="4"/>nota de escopo: <text:span text:style-name="T3">Recursos naturais</text:span></text:p>
      <text:p text:style-name="P4">|--&gt; Ato normativo</text:p>
      <text:p text:style-name="P4"><text:s text:c="3"/>|--&gt; Decreto</text:p>
      <text:p text:style-name="P4"><text:s text:c="3"/>|--&gt; Lei</text:p>
      <text:p text:style-name="P4"><text:s text:c="3"/>|--&gt; Portaria</text:p>
      <text:p text:style-name="P4"><text:s text:c="3"/>|--&gt; Regimento interno</text:p>
      <text:p text:style-name="P4"><text:s text:c="4"/>forma alternativa: <text:span text:style-name="T3">Estatuto</text:span></text:p>
      <text:p text:style-name="P4"><text:s text:c="3"/>|--&gt; Resolução</text:p>
      <text:p text:style-name="P4"><text:s text:c="4"/>forma alternativa: <text:span text:style-name="T3">Proposta</text:span></text:p>
      <text:p text:style-name="P4"><text:s text:c="4"/>forma alternativa: <text:span text:style-name="T3">Tese</text:span></text:p>
      <text:p text:style-name="P4"><text:s text:c="4"/>forma alternativa: <text:span text:style-name="T3">Decisão</text:span></text:p>
      <text:p text:style-name="P4"><text:s text:c="4"/>forma alternativa: <text:span text:style-name="T3">Diretriz</text:span></text:p>
      <text:p text:style-name="P4"><text:s text:c="4"/>forma alternativa: <text:span text:style-name="T3">Deliberação</text:span></text:p>
      <text:p text:style-name="P4">|--&gt; Decisão ad referendum</text:p>
      <text:p text:style-name="P4">|--&gt; Instância de participação social</text:p>
      <text:p text:style-name="P4"><text:s/>forma alternativa: <text:span text:style-name="T3">Instituição participativa</text:span></text:p>
      <text:p text:style-name="P4"><text:s/>forma alternativa: <text:span text:style-name="T3">Espaço de participação social</text:span></text:p>
      <text:p text:style-name="P4"><text:s/>forma alternativa: <text:span text:style-name="T3">Espaço participativo</text:span></text:p>
      <text:p text:style-name="P4"><text:s/>forma alternativa: <text:span text:style-name="T3">Instância participativa</text:span></text:p>
      <text:p text:style-name="P4"><text:s/>termo relacionado: <text:span text:style-name="T3">Mecanismo de participação social</text:span></text:p>
      <text:p text:style-name="P4"><text:s text:c="3"/>|--&gt; Conferência</text:p>
      <text:p text:style-name="P4"><text:s text:c="4"/>forma alternativa: <text:span text:style-name="T3">Conferência nacional</text:span></text:p>
      <text:p text:style-name="P4"><text:s text:c="4"/>forma alternativa: <text:span text:style-name="T3">Conferência de políticas públicas</text:span></text:p>
      <text:p text:style-name="P4"><text:s text:c="4"/>definição: <text:span text:style-name="T3">Instância colegiada de temática permanente, instituída por ato normativo, de diálogo entre a sociedade civil e o governo para promover a participação no processo decisório e na gestão de políticas públicas</text:span></text:p>
      <text:p text:style-name="P4"><text:s text:c="4"/>definição: <text:span text:style-name="T3">Processo periódico de promoção do diálogo entre governo e sociedade, realizado em etapas, tipicamente convocadas pelo Executivo</text:span></text:p>
      <text:p text:style-name="P4"><text:s text:c="3"/>|--&gt; Conselho</text:p>
      <text:p text:style-name="P4"><text:s text:c="4"/>forma alternativa: <text:span text:style-name="T3">Conselho nacional de políticas públicas</text:span></text:p>
      <text:p text:style-name="P4"><text:s text:c="4"/>forma alternativa: <text:span text:style-name="T3">voto de minerva</text:span></text:p>
      <text:p text:style-name="P4"><text:s text:c="4"/>forma alternativa: <text:span text:style-name="T3">Conselho de políticas públicas</text:span></text:p>
      <text:p text:style-name="P4"><text:s text:c="4"/>forma alternativa: <text:span text:style-name="T3">voto de desempate</text:span></text:p>
      <text:p text:style-name="P4"><text:s text:c="4"/>forma alternativa: <text:span text:style-name="T3">Conselho gestor</text:span></text:p>
      <text:p text:style-name="P4"><text:s text:c="4"/>definição: <text:span text:style-name="T3">decisão a ser referenciada pelo grupo legitimado posteriormente</text:span></text:p>
      <text:p text:style-name="P4"><text:s text:c="4"/>definição: <text:span text:style-name="T3">voto de desempate de votação</text:span></text:p>
      <text:p text:style-name="P4"><text:s text:c="4"/>definição: <text:span text:style-name="T3">Espaços públicos vinculados a órgãos do Poder Executivo, tendo por finalidade permitir a participação da sociedade na definição de prioridades para a agenda política, bem como na formulação, no acompanhamento e no controle das políticas públicas (IPEA 2013)</text:span></text:p>
      <text:p text:style-name="P4"><text:s text:c="4"/>nota de escopo: <text:span text:style-name="T3">Espaço participativo com a finalidade de incidir nas políticas públicas de determinado tema, nos quais é prevista certa permanência no tempo, composto por representantes do poder público e da sociedade civil, esta podendo ser dividida em diferentes segmentos.</text:span></text:p>
      <text:p text:style-name="P4"><text:s text:c="4"/>nota de escopo: <text:span text:style-name="T3">espaço contínuo de participação social</text:span></text:p>
      <text:p text:style-name="P4"><text:s text:c="3"/>|--&gt; Instância consultiva</text:p>
      <text:p text:style-name="P4"><text:s text:c="3"/>|--&gt; Instância deliberativa</text:p>
      <text:p text:style-name="P4">|--&gt; Mecanismo de participação social</text:p>
      <text:p text:style-name="P4"><text:s text:c="3"/>|--&gt; Mecanismo consultivo</text:p>
      <text:p text:style-name="P4"><text:s text:c="3"/>|--&gt; Mecanismo deliberativo</text:p>
      <text:p text:style-name="P4">|--&gt; Ministério</text:p>
      <text:p text:style-name="P4"><text:s text:c="3"/>|--&gt; Secretaria</text:p>
      <text:p text:style-name="P4">|--&gt; Método de seleção de participantes</text:p>
      <text:p text:style-name="P4">|--&gt; paridade</text:p>
      <text:p text:style-name="P4"><text:s/>nota de escopo: <text:span text:style-name="T3">paridade é um conceito local, podendo por exemplo, ser considerada proporção igual de membros do governo e da sociedade ou proporção igual entre dois segmentos ou setores que são considerados prioritários pelo Conselho</text:span></text:p>
      <text:p text:style-name="P4">|--&gt; pauta</text:p>
      <text:p text:style-name="P4">|--&gt; Política pública</text:p>
      <text:p text:style-name="P4"><text:s text:c="3"/>|--&gt; Estatuto</text:p>
      <text:p text:style-name="P4"><text:s text:c="4"/>definição: <text:span text:style-name="T3">Conjunto de normas do ordenamento jurídico brasileiro usualmente instituído por lei.</text:span></text:p>
      <text:p text:style-name="P4"><text:s text:c="4"/>nota de escopo: <text:span text:style-name="T3">Não é estatuto sinônimo de regimento interno</text:span></text:p>
      <text:p text:style-name="P4"><text:s text:c="4"/>nota de escopo: <text:span text:style-name="T3">Estatuto que instaura política pública</text:span></text:p>
      <text:p text:style-name="P4"><text:s text:c="3"/>|--&gt; Política ou plano nacional</text:p>
      <text:p text:style-name="P4"><text:s text:c="3"/>|--&gt; Sistema nacional</text:p>
      <text:p text:style-name="P4">|--&gt; Recondução de mandato</text:p>
      <text:p text:style-name="P4"><text:soft-page-break/><text:s/>nota de escopo: <text:span text:style-name="T3">Quando há 'limite de mandato', há limite para recondução.</text:span></text:p>
      <text:p text:style-name="P4"><text:s/>nota de escopo: <text:span text:style-name="T3">Este conceito foi trazido do campo dos conselhos, pode ser aplicável em outros contextos.</text:span></text:p>
      <text:p text:style-name="P4">|--&gt; Reformulação</text:p>
      <text:p text:style-name="P4">|--&gt; Secretaria executiva</text:p>
      <text:p text:style-name="P4">|--&gt; Voto de qualidad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0-20T01:43:23</meta:creation-date>
    <dc:date>2014-10-20T02:03:19</dc:date>
    <dc:creator>R Fabbri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72" meta:word-count="524" meta:character-count="3798" meta:non-whitespace-character-count="3128"/>
  </office:meta>
</office:document-meta>
</file>